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eact, { useEffect, useMemo, useState } from "react";</text:p>
      <text:p text:style-name="Standard">import { SafeAreaView, View, Text, TextInput, Pressable, FlatList, Alert } from "react-native";</text:p>
      <text:p text:style-name="Standard">import AsyncStorage from "@react-native-async-storage/async-storage";</text:p>
      <text:p text:style-name="Standard"/>
      <text:p text:style-name="Standard">// ---- tiny UI helpers ----</text:p>
      <text:p text:style-name="Standard">const H1 = ({ children }) =&gt; &lt;Text style={{ fontSize: 26, fontWeight: "800", color: "#fff", marginBottom: 8 }}&gt;{children}&lt;/Text&gt;;</text:p>
      <text:p text:style-name="Standard">const H2 = ({ children }) =&gt; &lt;Text style={{ fontSize: 18, fontWeight: "700", color: "#BFEFF9", marginTop: 18, marginBottom: 8 }}&gt;{children}&lt;/Text&gt;;</text:p>
      <text:p text:style-name="Standard">const P <text:s/>= ({ children }) =&gt; &lt;Text style={{ fontSize: 14, color: "#e5f7ff", opacity: 0.92 }}&gt;{children}&lt;/Text&gt;;</text:p>
      <text:p text:style-name="Standard">const Card = ({ children }) =&gt; (</text:p>
      <text:p text:style-name="Standard"><text:s text:c="2"/>&lt;View style={{</text:p>
      <text:p text:style-name="Standard"><text:s text:c="4"/>backgroundColor: "rgba(255,255,255,0.08)", borderColor: "rgba(255,255,255,0.16)", borderWidth: 1,</text:p>
      <text:p text:style-name="Standard"><text:s text:c="4"/>borderRadius: 14, padding: 12, marginTop: 10</text:p>
      <text:p text:style-name="Standard"><text:s text:c="2"/>}}&gt;{children}&lt;/View&gt;</text:p>
      <text:p text:style-name="Standard">);</text:p>
      <text:p text:style-name="Standard">const Button = ({ title, onPress, kind="solid" }) =&gt; (</text:p>
      <text:p text:style-name="Standard"><text:s text:c="2"/>&lt;Pressable onPress={onPress} style={({pressed})=&gt;({</text:p>
      <text:p text:style-name="Standard"><text:s text:c="4"/>paddingVertical: 12, paddingHorizontal: 14, borderRadius: 12, alignItems:"center", marginTop:8,</text:p>
      <text:p text:style-name="Standard"><text:s text:c="4"/>backgroundColor: kind==="solid" ? (pressed?"#11d07a":"#00FF9D") : "transparent",</text:p>
      <text:p text:style-name="Standard"><text:s text:c="4"/>borderWidth: kind==="ghost"?1:0, borderColor:"rgba(255,255,255,0.24)"</text:p>
      <text:p text:style-name="Standard"><text:s text:c="2"/>})}&gt;</text:p>
      <text:p text:style-name="Standard"><text:s text:c="4"/>&lt;Text style={{ color: kind==="solid" ? "#0B0F12" : "#fff", fontWeight:"800" }}&gt;{title}&lt;/Text&gt;</text:p>
      <text:p text:style-name="Standard"><text:s text:c="2"/>&lt;/Pressable&gt;</text:p>
      <text:p text:style-name="Standard">);</text:p>
      <text:p text:style-name="Standard"/>
      <text:p text:style-name="Standard">// ---- app constants ----</text:p>
      <text:p text:style-name="Standard">const THEME = { bg: "#0B0F12", neon: "#00FF9D", blue: "#3EC5FF", ink:"#e7faff" };</text:p>
      <text:p text:style-name="Standard">const REWARD_BANK = [</text:p>
      <text:p text:style-name="Standard"><text:s text:c="2"/>"Baseline beaten. Tiny win, big ripple.",</text:p>
      <text:p text:style-name="Standard"><text:s text:c="2"/>"You moved. Momentum unlocked.",</text:p>
      <text:p text:style-name="Standard"><text:s text:c="2"/>"Micro-mission complete. Chef’s kiss.",</text:p>
      <text:p text:style-name="Standard"><text:s text:c="2"/>"You did the thing. Dopamine secured.",</text:p>
      <text:p text:style-name="Standard"><text:s text:c="2"/>"Brick placed. Fortress of focus grows.",</text:p>
      <text:p text:style-name="Standard"><text:s text:c="2"/>"Streak fuel added. Keep it light.",</text:p>
      <text:p text:style-name="Standard"><text:s text:c="2"/>"Today &gt; Yesterday. That’s the game.",</text:p>
      <text:p text:style-name="Standard"><text:s text:c="2"/>"You’re 1% louder than resistance.",</text:p>
      <text:p text:style-name="Standard">];</text:p>
      <text:p text:style-name="Standard"/>
      <text:p text:style-name="Standard">// ---- storage keys ----</text:p>
      <text:p text:style-name="Standard">const K = {</text:p>
      <text:p text:style-name="Standard"><text:s text:c="2"/>SETTINGS: "dv:settings",</text:p>
      <text:p text:style-name="Standard"><text:s text:c="2"/>ENERGY: "dv:energy",</text:p>
      <text:p text:style-name="Standard"><text:s text:c="2"/>TASKS: "dv:tasks",</text:p>
      <text:p text:style-name="Standard"><text:s text:c="2"/>IDEAS: "dv:ideas",</text:p>
      <text:p text:style-name="Standard"><text:s text:c="2"/>STREAK: "dv:streak",</text:p>
      <text:p text:style-name="Standard"><text:s text:c="2"/>REWARD_LOG: "dv:rewardLog" // {dateISO, used:[..phrases]}</text:p>
      <text:p text:style-name="Standard"><text:soft-page-break/>};</text:p>
      <text:p text:style-name="Standard"/>
      <text:p text:style-name="Standard">// ---- util ----</text:p>
      <text:p text:style-name="Standard">const todayISO = () =&gt; (new Date()).toISOString().slice(0,10);</text:p>
      <text:p text:style-name="Standard">const genId = () =&gt; Math.random().toString(36).slice(2,10);</text:p>
      <text:p text:style-name="Standard"/>
      <text:p text:style-name="Standard">export default function App() {</text:p>
      <text:p text:style-name="Standard"><text:s text:c="2"/>const [settings, setSettings] = useState({ tinFoilHat:true, nudgeTone:"funny" });</text:p>
      <text:p text:style-name="Standard"><text:s text:c="2"/>const [energy, setEnergy] = useState({ value:3, timestamp: Date.now() });</text:p>
      <text:p text:style-name="Standard"><text:s text:c="2"/>const [tasks, setTasks] = useState([]); // {id,title,status:'todo'|'done',dna:[],createdAt}</text:p>
      <text:p text:style-name="Standard"><text:s text:c="2"/>const [ideas, setIdeas] = useState([]); // {id,text,tag:'Later'|'Maybe'|'Parking',createdAt}</text:p>
      <text:p text:style-name="Standard"><text:s text:c="2"/>const [streak, setStreak] = useState({ count:0, lastDate:null, freezeTokens:0 });</text:p>
      <text:p text:style-name="Standard"><text:s text:c="2"/>const [anchor, setAnchor] = useState(""); <text:s text:c="9"/>// anchor task for Today</text:p>
      <text:p text:style-name="Standard"><text:s text:c="2"/>const [micro, setMicro] = useState(["","",""]); <text:s text:c="3"/>// 3 micro-actions</text:p>
      <text:p text:style-name="Standard"><text:s text:c="2"/>const [newTask, setNewTask] = useState("");</text:p>
      <text:p text:style-name="Standard"><text:s text:c="2"/>const [newIdea, setNewIdea] = useState("");</text:p>
      <text:p text:style-name="Standard"><text:s text:c="2"/>const [rewardLog, setRewardLog] = useState({ dateISO: todayISO(), used: [] });</text:p>
      <text:p text:style-name="Standard"/>
      <text:p text:style-name="Standard"><text:s text:c="2"/>// ---- boot: load local state ----</text:p>
      <text:p text:style-name="Standard"><text:s text:c="2"/>useEffect(() =&gt; {</text:p>
      <text:p text:style-name="Standard"><text:s text:c="4"/>(async () =&gt; {</text:p>
      <text:p text:style-name="Standard"><text:s text:c="6"/>const [s,e,t,i,st,rl] = await Promise.all([</text:p>
      <text:p text:style-name="Standard"><text:s text:c="8"/>AsyncStorage.getItem(K.SETTINGS),</text:p>
      <text:p text:style-name="Standard"><text:s text:c="8"/>AsyncStorage.getItem(K.ENERGY),</text:p>
      <text:p text:style-name="Standard"><text:s text:c="8"/>AsyncStorage.getItem(K.TASKS),</text:p>
      <text:p text:style-name="Standard"><text:s text:c="8"/>AsyncStorage.getItem(K.IDEAS),</text:p>
      <text:p text:style-name="Standard"><text:s text:c="8"/>AsyncStorage.getItem(K.STREAK),</text:p>
      <text:p text:style-name="Standard"><text:s text:c="8"/>AsyncStorage.getItem(K.REWARD_LOG),</text:p>
      <text:p text:style-name="Standard"><text:s text:c="6"/>]);</text:p>
      <text:p text:style-name="Standard"><text:s text:c="6"/>if (s) setSettings(JSON.parse(s));</text:p>
      <text:p text:style-name="Standard"><text:s text:c="6"/>if (e) setEnergy(JSON.parse(e));</text:p>
      <text:p text:style-name="Standard"><text:s text:c="6"/>if (t) setTasks(JSON.parse(t));</text:p>
      <text:p text:style-name="Standard"><text:s text:c="6"/>if (i) setIdeas(JSON.parse(i));</text:p>
      <text:p text:style-name="Standard"><text:s text:c="6"/>if (st) setStreak(JSON.parse(st));</text:p>
      <text:p text:style-name="Standard"><text:s text:c="6"/>if (rl) setRewardLog(JSON.parse(rl));</text:p>
      <text:p text:style-name="Standard"><text:s text:c="4"/>})();</text:p>
      <text:p text:style-name="Standard"><text:s text:c="2"/>}, []);</text:p>
      <text:p text:style-name="Standard"/>
      <text:p text:style-name="Standard"><text:s text:c="2"/>// ---- persist on change ----</text:p>
      <text:p text:style-name="Standard"><text:s text:c="2"/>useEffect(() =&gt; { AsyncStorage.setItem(K.SETTINGS, JSON.stringify(settings)); }, [settings]);</text:p>
      <text:p text:style-name="Standard"><text:s text:c="2"/>useEffect(() =&gt; { AsyncStorage.setItem(K.ENERGY, JSON.stringify(energy)); }, [energy]);</text:p>
      <text:p text:style-name="Standard"><text:s text:c="2"/>useEffect(() =&gt; { AsyncStorage.setItem(K.TASKS, JSON.stringify(tasks)); }, [tasks]);</text:p>
      <text:p text:style-name="Standard"><text:s text:c="2"/>useEffect(() =&gt; { AsyncStorage.setItem(K.IDEAS, JSON.stringify(ideas)); }, [ideas]);</text:p>
      <text:p text:style-name="Standard"><text:s text:c="2"/>useEffect(() =&gt; { AsyncStorage.setItem(K.STREAK, JSON.stringify(streak)); }, [streak]);</text:p>
      <text:p text:style-name="Standard"><text:s text:c="2"/>useEffect(() =&gt; { AsyncStorage.setItem(K.REWARD_LOG, JSON.stringify(rewardLog)); }, [rewardLog]);</text:p>
      <text:p text:style-name="Standard"/>
      <text:p text:style-name="Standard"><text:s text:c="2"/>// ---- dopamine rewards: never reuse phrase in 72h (we do per-day uniqueness) ----</text:p>
      <text:p text:style-name="Standard"><text:s text:c="2"/>const nextReward = () =&gt; {</text:p>
      <text:p text:style-name="Standard"><text:soft-page-break/><text:s text:c="4"/>const d = todayISO();</text:p>
      <text:p text:style-name="Standard"><text:s text:c="4"/>let used = rewardLog.dateISO === d ? rewardLog.used : [];</text:p>
      <text:p text:style-name="Standard"><text:s text:c="4"/>const candidates = REWARD_BANK.filter(x =&gt; !used.includes(x));</text:p>
      <text:p text:style-name="Standard"><text:s text:c="4"/>const pick = candidates.length ? candidates[Math.floor(Math.random()*candidates.length)] : "Nice. Keep the chain simple.";</text:p>
      <text:p text:style-name="Standard"><text:s text:c="4"/>used = rewardLog.dateISO === d ? [...used, pick] : [pick];</text:p>
      <text:p text:style-name="Standard"><text:s text:c="4"/>setRewardLog({ dateISO: d, used });</text:p>
      <text:p text:style-name="Standard"><text:s text:c="4"/>Alert.alert("Win", pick);</text:p>
      <text:p text:style-name="Standard"><text:s text:c="2"/>};</text:p>
      <text:p text:style-name="Standard"/>
      <text:p text:style-name="Standard"><text:s text:c="2"/>// ---- streak logic: count once/day on completion of any micro or task ----</text:p>
      <text:p text:style-name="Standard"><text:s text:c="2"/>const markDailyWin = () =&gt; {</text:p>
      <text:p text:style-name="Standard"><text:s text:c="4"/>const d = todayISO();</text:p>
      <text:p text:style-name="Standard"><text:s text:c="4"/>if (streak.lastDate === d) return; // already counted</text:p>
      <text:p text:style-name="Standard"><text:s text:c="4"/>let next = { ...streak };</text:p>
      <text:p text:style-name="Standard"><text:s text:c="4"/>if (streak.lastDate) {</text:p>
      <text:p text:style-name="Standard"><text:s text:c="6"/>const prev = new Date(streak.lastDate);</text:p>
      <text:p text:style-name="Standard"><text:s text:c="6"/>const diff = Math.round((new Date(d) - prev) / 86400000);</text:p>
      <text:p text:style-name="Standard"><text:s text:c="6"/>if (diff === 1) next.count += 1;</text:p>
      <text:p text:style-name="Standard"><text:s text:c="6"/>else if (diff &gt; 1) next.count = 1; // reset</text:p>
      <text:p text:style-name="Standard"><text:s text:c="4"/>} else {</text:p>
      <text:p text:style-name="Standard"><text:s text:c="6"/>next.count = 1;</text:p>
      <text:p text:style-name="Standard"><text:s text:c="4"/>}</text:p>
      <text:p text:style-name="Standard"><text:s text:c="4"/>next.lastDate = d;</text:p>
      <text:p text:style-name="Standard"><text:s text:c="4"/>if (next.count &gt; 0 &amp;&amp; next.count % 7 === 0) next.freezeTokens = (next.freezeTokens||0) + 1;</text:p>
      <text:p text:style-name="Standard"><text:s text:c="4"/>setStreak(next);</text:p>
      <text:p text:style-name="Standard"><text:s text:c="4"/>nextReward();</text:p>
      <text:p text:style-name="Standard"><text:s text:c="2"/>};</text:p>
      <text:p text:style-name="Standard"/>
      <text:p text:style-name="Standard"><text:s text:c="2"/>// ---- UI actions ----</text:p>
      <text:p text:style-name="Standard"><text:s text:c="2"/>const addTask = () =&gt; {</text:p>
      <text:p text:style-name="Standard"><text:s text:c="4"/>const t = newTask.trim();</text:p>
      <text:p text:style-name="Standard"><text:s text:c="4"/>if (!t) return;</text:p>
      <text:p text:style-name="Standard"><text:s text:c="4"/>setTasks([{ id: genId(), title: t, status: "todo", dna: [], createdAt: Date.now() }, ...tasks]);</text:p>
      <text:p text:style-name="Standard"><text:s text:c="4"/>setNewTask("");</text:p>
      <text:p text:style-name="Standard"><text:s text:c="2"/>};</text:p>
      <text:p text:style-name="Standard"><text:s text:c="2"/>const toggleTask = (id) =&gt; {</text:p>
      <text:p text:style-name="Standard"><text:s text:c="4"/>setTasks(tasks.map(t =&gt; t.id===id ? { ...t, status: t.status==="todo"?"done":"todo" } : t));</text:p>
      <text:p text:style-name="Standard"><text:s text:c="4"/>markDailyWin();</text:p>
      <text:p text:style-name="Standard"><text:s text:c="2"/>};</text:p>
      <text:p text:style-name="Standard"/>
      <text:p text:style-name="Standard"><text:s text:c="2"/>const addIdea = (tag="Later") =&gt; {</text:p>
      <text:p text:style-name="Standard"><text:s text:c="4"/>const txt = newIdea.trim();</text:p>
      <text:p text:style-name="Standard"><text:s text:c="4"/>if (!txt) return;</text:p>
      <text:p text:style-name="Standard"><text:s text:c="4"/>setIdeas([{ id: genId(), text: txt, tag, createdAt: Date.now() }, ...ideas]);</text:p>
      <text:p text:style-name="Standard"><text:s text:c="4"/>setNewIdea("");</text:p>
      <text:p text:style-name="Standard"><text:s text:c="2"/>};</text:p>
      <text:p text:style-name="Standard"/>
      <text:p text:style-name="Standard"><text:s text:c="2"/>const runSwitchConsent = () =&gt; {</text:p>
      <text:p text:style-name="Standard"><text:soft-page-break/><text:s text:c="4"/>const tones = {</text:p>
      <text:p text:style-name="Standard"><text:s text:c="6"/>funny: "Switching because it’s right—or because it’s shiny? 30-sec check.",</text:p>
      <text:p text:style-name="Standard"><text:s text:c="6"/>firm: "Switch check: does this move the primary outcome? Yes or No.",</text:p>
      <text:p text:style-name="Standard"><text:s text:c="6"/>soothing: "Quick pause. Is switching kind to future-you right now?",</text:p>
      <text:p text:style-name="Standard"><text:s text:c="4"/>};</text:p>
      <text:p text:style-name="Standard"><text:s text:c="4"/>Alert.alert("Switch-Consent Check", tones[settings.nudgeTone] || tones.funny, [</text:p>
      <text:p text:style-name="Standard"><text:s text:c="6"/>{ text: "Stay on Anchor", onPress: ()=&gt;{} },</text:p>
      <text:p text:style-name="Standard"><text:s text:c="6"/>{ text: "Switch with Intention", onPress: ()=&gt;{} },</text:p>
      <text:p text:style-name="Standard"><text:s text:c="4"/>]);</text:p>
      <text:p text:style-name="Standard"><text:s text:c="2"/>};</text:p>
      <text:p text:style-name="Standard"/>
      <text:p text:style-name="Standard"><text:s text:c="2"/>const bg = { flex:1, backgroundColor: THEME.bg, paddingHorizontal: 14, paddingTop: 18 };</text:p>
      <text:p text:style-name="Standard"/>
      <text:p text:style-name="Standard"><text:s text:c="2"/>// ---- derived counts ----</text:p>
      <text:p text:style-name="Standard"><text:s text:c="2"/>const doneToday = useMemo(() =&gt; tasks.filter(t=&gt;t.status==="done").length, [tasks]);</text:p>
      <text:p text:style-name="Standard"/>
      <text:p text:style-name="Standard"><text:s text:c="2"/>return (</text:p>
      <text:p text:style-name="Standard"><text:s text:c="4"/>&lt;SafeAreaView style={bg}&gt;</text:p>
      <text:p text:style-name="Standard"><text:s text:c="6"/>&lt;H1&gt;🧠 Divergify Sidekick&lt;/H1&gt;</text:p>
      <text:p text:style-name="Standard"><text:s text:c="6"/>&lt;P&gt;For brains that zig when the world zags.&lt;/P&gt;</text:p>
      <text:p text:style-name="Standard"/>
      <text:p text:style-name="Standard"><text:s text:c="6"/>{/* Today */}</text:p>
      <text:p text:style-name="Standard"><text:s text:c="6"/>&lt;Card&gt;</text:p>
      <text:p text:style-name="Standard"><text:s text:c="8"/>&lt;H2&gt;Today&lt;/H2&gt;</text:p>
      <text:p text:style-name="Standard"><text:s text:c="8"/>&lt;P&gt;Brain battery: {energy.value}/5&lt;/P&gt;</text:p>
      <text:p text:style-name="Standard"><text:s text:c="8"/>&lt;View style={{ flexDirection:"row", gap:8, marginTop:8 }}&gt;</text:p>
      <text:p text:style-name="Standard"><text:s text:c="10"/>{[1,2,3,4,5].map(v=&gt;(</text:p>
      <text:p text:style-name="Standard"><text:s text:c="12"/>&lt;Pressable key={v} onPress={()=&gt;setEnergy({ value:v, timestamp: Date.now() })}</text:p>
      <text:p text:style-name="Standard"><text:s text:c="14"/>style={{ padding:8, borderRadius:10, backgroundColor: energy.value===v?THEME.neon:"rgba(255,255,255,0.1)" }}&gt;</text:p>
      <text:p text:style-name="Standard"><text:s text:c="14"/>&lt;Text style={{ fontWeight:"800", color: energy.value===v?"#0B0F12":"#fff" }}&gt;{v}&lt;/Text&gt;</text:p>
      <text:p text:style-name="Standard"><text:s text:c="12"/>&lt;/Pressable&gt;</text:p>
      <text:p text:style-name="Standard"><text:s text:c="10"/>))}</text:p>
      <text:p text:style-name="Standard"><text:s text:c="8"/>&lt;/View&gt;</text:p>
      <text:p text:style-name="Standard"/>
      <text:p text:style-name="Standard"><text:s text:c="8"/>&lt;H2&gt;Anchor Task&lt;/H2&gt;</text:p>
      <text:p text:style-name="Standard"><text:s text:c="8"/>&lt;TextInput</text:p>
      <text:p text:style-name="Standard"><text:s text:c="10"/>placeholder="Smallest action that stabilizes the day"</text:p>
      <text:p text:style-name="Standard"><text:s text:c="10"/>placeholderTextColor="#a8cbd4"</text:p>
      <text:p text:style-name="Standard"><text:s text:c="10"/>value={anchor}</text:p>
      <text:p text:style-name="Standard"><text:s text:c="10"/>onChangeText={setAnchor}</text:p>
      <text:p text:style-name="Standard"><text:s text:c="10"/>style={{ marginTop:6, padding:10, borderRadius:10, color:"#fff", borderWidth:1, borderColor:"rgba(255,255,255,0.18)" }}</text:p>
      <text:p text:style-name="Standard"><text:s text:c="8"/>/&gt;</text:p>
      <text:p text:style-name="Standard"><text:s text:c="8"/>&lt;Button title="Reroute to Anchor" onPress={()=&gt;Alert.alert("Reroute", anchor?`Do now: ${anchor}`:"Define your Anchor first.")} /&gt;</text:p>
      <text:p text:style-name="Standard"/>
      <text:p text:style-name="Standard"><text:s text:c="8"/>&lt;H2&gt;3 Micro-Actions&lt;/H2&gt;</text:p>
      <text:p text:style-name="Standard"><text:s text:c="8"/>{micro.map((m,idx)=&gt;(</text:p>
      <text:p text:style-name="Standard"><text:soft-page-break/><text:s text:c="10"/>&lt;View key={idx} style={{ flexDirection:"row", gap:8, alignItems:"center", marginTop:6 }}&gt;</text:p>
      <text:p text:style-name="Standard"><text:s text:c="12"/>&lt;Pressable onPress={()=&gt;{ markDailyWin(); nextReward(); }}</text:p>
      <text:p text:style-name="Standard"><text:s text:c="14"/>style={{ width:24, height:24, borderRadius:8, backgroundColor: THEME.blue, alignItems:"center", justifyContent:"center" }}&gt;</text:p>
      <text:p text:style-name="Standard"><text:s text:c="14"/>&lt;Text style={{ color:"#0B0F12", fontWeight:"900" }}&gt;✓&lt;/Text&gt;</text:p>
      <text:p text:style-name="Standard"><text:s text:c="12"/>&lt;/Pressable&gt;</text:p>
      <text:p text:style-name="Standard"><text:s text:c="12"/>&lt;TextInput</text:p>
      <text:p text:style-name="Standard"><text:s text:c="14"/>value={m}</text:p>
      <text:p text:style-name="Standard"><text:s text:c="14"/>onChangeText={(v)=&gt;setMicro(micro.map((x,i)=&gt;i===idx?v:x))}</text:p>
      <text:p text:style-name="Standard"><text:s text:c="14"/>placeholder={`Micro #${idx+1}`}</text:p>
      <text:p text:style-name="Standard"><text:s text:c="14"/>placeholderTextColor="#a8cbd4"</text:p>
      <text:p text:style-name="Standard"><text:s text:c="14"/>style={{ flex:1, padding:10, borderRadius:10, color:"#fff", borderWidth:1, borderColor:"rgba(255,255,255,0.18)" }}</text:p>
      <text:p text:style-name="Standard"><text:s text:c="12"/>/&gt;</text:p>
      <text:p text:style-name="Standard"><text:s text:c="10"/>&lt;/View&gt;</text:p>
      <text:p text:style-name="Standard"><text:s text:c="8"/>))}</text:p>
      <text:p text:style-name="Standard"><text:s text:c="8"/>&lt;Button kind="ghost" title="Did you just switch?" onPress={runSwitchConsent} /&gt;</text:p>
      <text:p text:style-name="Standard"><text:s text:c="6"/>&lt;/Card&gt;</text:p>
      <text:p text:style-name="Standard"/>
      <text:p text:style-name="Standard"><text:s text:c="6"/>{/* Tasks */}</text:p>
      <text:p text:style-name="Standard"><text:s text:c="6"/>&lt;Card&gt;</text:p>
      <text:p text:style-name="Standard"><text:s text:c="8"/>&lt;H2&gt;Tasks&lt;/H2&gt;</text:p>
      <text:p text:style-name="Standard"><text:s text:c="8"/>&lt;View style={{ flexDirection:"row", gap:8 }}&gt;</text:p>
      <text:p text:style-name="Standard"><text:s text:c="10"/>&lt;TextInput</text:p>
      <text:p text:style-name="Standard"><text:s text:c="12"/>value={newTask}</text:p>
      <text:p text:style-name="Standard"><text:s text:c="12"/>onChangeText={setNewTask}</text:p>
      <text:p text:style-name="Standard"><text:s text:c="12"/>placeholder="Add a task"</text:p>
      <text:p text:style-name="Standard"><text:s text:c="12"/>placeholderTextColor="#a8cbd4"</text:p>
      <text:p text:style-name="Standard"><text:s text:c="12"/>style={{ flex:1, padding:10, borderRadius:10, color:"#fff", borderWidth:1, borderColor:"rgba(255,255,255,0.18)" }}</text:p>
      <text:p text:style-name="Standard"><text:s text:c="10"/>/&gt;</text:p>
      <text:p text:style-name="Standard"><text:s text:c="10"/>&lt;Button title="Add" onPress={addTask} /&gt;</text:p>
      <text:p text:style-name="Standard"><text:s text:c="8"/>&lt;/View&gt;</text:p>
      <text:p text:style-name="Standard"><text:s text:c="8"/>&lt;FlatList</text:p>
      <text:p text:style-name="Standard"><text:s text:c="10"/>style={{ marginTop:8, maxHeight:160 }}</text:p>
      <text:p text:style-name="Standard"><text:s text:c="10"/>data={tasks}</text:p>
      <text:p text:style-name="Standard"><text:s text:c="10"/>keyExtractor={(t)=&gt;t.id}</text:p>
      <text:p text:style-name="Standard"><text:s text:c="10"/>renderItem={({item})=&gt;(</text:p>
      <text:p text:style-name="Standard"><text:s text:c="12"/>&lt;Pressable onPress={()=&gt;toggleTask(item.id)} style={{</text:p>
      <text:p text:style-name="Standard"><text:s text:c="14"/>padding:10, borderRadius:10, marginBottom:6,</text:p>
      <text:p text:style-name="Standard"><text:s text:c="14"/>backgroundColor: item.status==="done" ? "rgba(0,255,157,0.25)" : "rgba(255,255,255,0.06)"</text:p>
      <text:p text:style-name="Standard"><text:s text:c="12"/>}}&gt;</text:p>
      <text:p text:style-name="Standard"><text:s text:c="14"/>&lt;Text style={{ color:"#fff", fontWeight:"700" }}&gt;{item.status==="done"?"✓ ":"• "}{item.title}&lt;/Text&gt;</text:p>
      <text:p text:style-name="Standard"><text:s text:c="12"/>&lt;/Pressable&gt;</text:p>
      <text:p text:style-name="Standard"><text:s text:c="10"/>)}</text:p>
      <text:p text:style-name="Standard"><text:s text:c="8"/>/&gt;</text:p>
      <text:p text:style-name="Standard"><text:s text:c="8"/>&lt;P&gt;{doneToday} done today&lt;/P&gt;</text:p>
      <text:p text:style-name="Standard"><text:s text:c="6"/>&lt;/Card&gt;</text:p>
      <text:p text:style-name="Standard"><text:soft-page-break/></text:p>
      <text:p text:style-name="Standard"><text:s text:c="6"/>{/* Nursery */}</text:p>
      <text:p text:style-name="Standard"><text:s text:c="6"/>&lt;Card&gt;</text:p>
      <text:p text:style-name="Standard"><text:s text:c="8"/>&lt;H2&gt;Nursery&lt;/H2&gt;</text:p>
      <text:p text:style-name="Standard"><text:s text:c="8"/>&lt;View style={{ flexDirection:"row", gap:8 }}&gt;</text:p>
      <text:p text:style-name="Standard"><text:s text:c="10"/>&lt;TextInput</text:p>
      <text:p text:style-name="Standard"><text:s text:c="12"/>value={newIdea}</text:p>
      <text:p text:style-name="Standard"><text:s text:c="12"/>onChangeText={setNewIdea}</text:p>
      <text:p text:style-name="Standard"><text:s text:c="12"/>placeholder="Shiny idea—park it safely"</text:p>
      <text:p text:style-name="Standard"><text:s text:c="12"/>placeholderTextColor="#a8cbd4"</text:p>
      <text:p text:style-name="Standard"><text:s text:c="12"/>style={{ flex:1, padding:10, borderRadius:10, color:"#fff", borderWidth:1, borderColor:"rgba(255,255,255,0.18)" }}</text:p>
      <text:p text:style-name="Standard"><text:s text:c="10"/>/&gt;</text:p>
      <text:p text:style-name="Standard"><text:s text:c="8"/>&lt;/View&gt;</text:p>
      <text:p text:style-name="Standard"><text:s text:c="8"/>&lt;View style={{ flexDirection:"row", gap:8, marginTop:8 }}&gt;</text:p>
      <text:p text:style-name="Standard"><text:s text:c="10"/>{["Later","Maybe","Parking"].map(tag=&gt;(</text:p>
      <text:p text:style-name="Standard"><text:s text:c="12"/>&lt;Pressable key={tag} onPress={()=&gt;addIdea(tag)} style={{ padding:8, borderRadius:10, borderWidth:1, borderColor:"rgba(255,255,255,0.24)" }}&gt;</text:p>
      <text:p text:style-name="Standard"><text:s text:c="14"/>&lt;Text style={{ color:"#fff", fontWeight:"700" }}&gt;{tag}&lt;/Text&gt;</text:p>
      <text:p text:style-name="Standard"><text:s text:c="12"/>&lt;/Pressable&gt;</text:p>
      <text:p text:style-name="Standard"><text:s text:c="10"/>))}</text:p>
      <text:p text:style-name="Standard"><text:s text:c="8"/>&lt;/View&gt;</text:p>
      <text:p text:style-name="Standard"><text:s text:c="8"/>&lt;FlatList</text:p>
      <text:p text:style-name="Standard"><text:s text:c="10"/>style={{ marginTop:8, maxHeight:120 }}</text:p>
      <text:p text:style-name="Standard"><text:s text:c="10"/>data={ideas}</text:p>
      <text:p text:style-name="Standard"><text:s text:c="10"/>keyExtractor={(x)=&gt;x.id}</text:p>
      <text:p text:style-name="Standard"><text:s text:c="10"/>renderItem={({item})=&gt;(</text:p>
      <text:p text:style-name="Standard"><text:s text:c="12"/>&lt;View style={{ padding:8, borderRadius:10, marginBottom:6, backgroundColor:"rgba(255,255,255,0.06)" }}&gt;</text:p>
      <text:p text:style-name="Standard"><text:s text:c="14"/>&lt;Text style={{ color:"#A0F0FF", fontWeight:"700" }}&gt;{item.tag}&lt;/Text&gt;</text:p>
      <text:p text:style-name="Standard"><text:s text:c="14"/>&lt;Text style={{ color:"#fff" }}&gt;{item.text}&lt;/Text&gt;</text:p>
      <text:p text:style-name="Standard"><text:s text:c="12"/>&lt;/View&gt;</text:p>
      <text:p text:style-name="Standard"><text:s text:c="10"/>)}</text:p>
      <text:p text:style-name="Standard"><text:s text:c="8"/>/&gt;</text:p>
      <text:p text:style-name="Standard"><text:s text:c="6"/>&lt;/Card&gt;</text:p>
      <text:p text:style-name="Standard"/>
      <text:p text:style-name="Standard"><text:s text:c="6"/>{/* Wins &amp; Settings */}</text:p>
      <text:p text:style-name="Standard"><text:s text:c="6"/>&lt;Card&gt;</text:p>
      <text:p text:style-name="Standard"><text:s text:c="8"/>&lt;H2&gt;Wins&lt;/H2&gt;</text:p>
      <text:p text:style-name="Standard"><text:s text:c="8"/>&lt;P&gt;Streak: {streak.count} day(s) • Freeze tokens: {streak.freezeTokens}&lt;/P&gt;</text:p>
      <text:p text:style-name="Standard"/>
      <text:p text:style-name="Standard"><text:s text:c="8"/>&lt;H2&gt;Settings&lt;/H2&gt;</text:p>
      <text:p text:style-name="Standard"><text:s text:c="8"/>&lt;View style={{ flexDirection:"row", gap:8, alignItems:"center", marginTop:6 }}&gt;</text:p>
      <text:p text:style-name="Standard"><text:s text:c="10"/>&lt;Pressable onPress={()=&gt;setSettings({...settings, tinFoilHat: !settings.tinFoilHat})}</text:p>
      <text:p text:style-name="Standard"><text:s text:c="12"/>style={{ paddingVertical:8, paddingHorizontal:12, borderRadius:10, backgroundColor: settings.tinFoilHat?THEME.neon:"rgba(255,255,255,0.1)" }}&gt;</text:p>
      <text:p text:style-name="Standard"><text:s text:c="12"/>&lt;Text style={{ fontWeight:"800", color: settings.tinFoilHat?"#0B0F12":"#fff" }}&gt;</text:p>
      <text:p text:style-name="Standard"><text:s text:c="14"/>{settings.tinFoilHat ? "Tin Foil Hat: ON" : "Tin Foil Hat: OFF"}</text:p>
      <text:p text:style-name="Standard"><text:s text:c="12"/>&lt;/Text&gt;</text:p>
      <text:p text:style-name="Standard"><text:soft-page-break/><text:s text:c="10"/>&lt;/Pressable&gt;</text:p>
      <text:p text:style-name="Standard"><text:s text:c="10"/>&lt;Text style={{ color:"#99e7ff" }}&gt;Nudge tone:&lt;/Text&gt;</text:p>
      <text:p text:style-name="Standard"><text:s text:c="10"/>{["funny","firm","soothing"].map(t=&gt;(</text:p>
      <text:p text:style-name="Standard"><text:s text:c="12"/>&lt;Pressable key={t} onPress={()=&gt;setSettings({...settings, nudgeTone:t})}</text:p>
      <text:p text:style-name="Standard"><text:s text:c="14"/>style={{ paddingVertical:6, paddingHorizontal:10, borderRadius:10, borderWidth:1, borderColor:"rgba(255,255,255,0.24)", marginLeft:6 }}&gt;</text:p>
      <text:p text:style-name="Standard"><text:s text:c="14"/>&lt;Text style={{ color: settings.nudgeTone===t?THEME.neon:"#fff", fontWeight:"700" }}&gt;{t}&lt;/Text&gt;</text:p>
      <text:p text:style-name="Standard"><text:s text:c="12"/>&lt;/Pressable&gt;</text:p>
      <text:p text:style-name="Standard"><text:s text:c="10"/>))}</text:p>
      <text:p text:style-name="Standard"><text:s text:c="8"/>&lt;/View&gt;</text:p>
      <text:p text:style-name="Standard"><text:s text:c="8"/>&lt;P style={{ marginTop:8, opacity:0.8 }}&gt;</text:p>
      <text:p text:style-name="Standard"><text:s text:c="10"/>Privacy: local-first. No analytics. No network calls. Your chaos stays on your device.</text:p>
      <text:p text:style-name="Standard"><text:s text:c="8"/>&lt;/P&gt;</text:p>
      <text:p text:style-name="Standard"><text:s text:c="6"/>&lt;/Card&gt;</text:p>
      <text:p text:style-name="Standard"><text:s text:c="4"/>&lt;/SafeAreaView&gt;</text:p>
      <text:p text:style-name="Standard"><text:s text:c="2"/>);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9:43:19.538070100</meta:creation-date>
    <dc:date>2025-10-14T19:44:09.758697905</dc:date>
    <meta:editing-duration>PT51S</meta:editing-duration>
    <meta:editing-cycles>1</meta:editing-cycles>
    <meta:document-statistic meta:table-count="0" meta:image-count="0" meta:object-count="0" meta:page-count="7" meta:paragraph-count="271" meta:word-count="1167" meta:character-count="12435" meta:non-whitespace-character-count="9842"/>
    <meta:generator>LibreOffice/24.2.7.2$Linux_X86_64 LibreOffice_project/420$Build-2</meta:generator>
  </office:meta>
</office:document-meta>
</file>